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114cm" fo:min-width="5.864cm" fo:padding-top="0.142cm" fo:padding-bottom="0.142cm" fo:padding-left="0.267cm" fo:padding-right="0.267cm" fo:wrap-option="wrap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a9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408cm" fo:min-width="5.158cm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71cm" draw:marker-start-width="0.312cm" draw:marker-end-width="0.312cm" draw:fill="none" draw:textarea-horizontal-align="justify" draw:textarea-vertical-align="middle" draw:auto-grow-height="false" fo:min-height="8.214cm" fo:min-width="7.964cm" fo:padding-top="0.136cm" fo:padding-bottom="0.136cm" fo:padding-left="0.261cm" fo:padding-right="0.261cm" fo:wrap-option="wrap"/>
    </style:style>
    <style:style style:name="gr7" style:family="graphic" style:parent-style-name="objectwithoutfill">
      <style:graphic-properties svg:stroke-width="0.071cm" svg:stroke-color="#2a6099" draw:marker-start-width="0.311cm" draw:marker-end-width="0.311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svg:stroke-width="0.071cm" draw:marker-start-width="0.307cm" draw:marker-end-width="0.307cm" draw:fill="none" draw:textarea-horizontal-align="justify" draw:textarea-vertical-align="middle" draw:auto-grow-height="false" fo:min-height="8.236cm" fo:min-width="7.986cm" fo:padding-top="0.161cm" fo:padding-bottom="0.161cm" fo:padding-left="0.286cm" fo:padding-right="0.286cm" fo:wrap-option="wrap"/>
    </style:style>
    <style:style style:name="gr11" style:family="graphic" style:parent-style-name="standard">
      <style:graphic-properties svg:stroke-width="0.071cm" draw:marker-start-width="0.307cm" draw:marker-end-width="0.307cm" draw:fill="none" draw:textarea-horizontal-align="justify" draw:textarea-vertical-align="middle" draw:auto-grow-height="false" fo:min-height="8.164cm" fo:min-width="7.914cm" fo:padding-top="0.161cm" fo:padding-bottom="0.161cm" fo:padding-left="0.286cm" fo:padding-right="0.286cm" fo:wrap-option="wrap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18cm" svg:stroke-color="#81d41a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9cm" svg:height="9cm" svg:x="5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cm" svg:y1="10cm" svg:x2="10cm" svg:y2="19cm" draw:start-shape="id1" draw:start-glue-point="4" draw:end-shape="id1" draw:end-glue-point="8" svg:d="M10000 10000v9000" svg:viewBox="0 0 1 9001">
          <text:p/>
        </draw:connector>
        <draw:connector draw:style-name="gr2" draw:text-style-name="P1" draw:layer="layout" draw:type="line" svg:x1="5.5cm" svg:y1="14.5cm" svg:x2="14.5cm" svg:y2="14.5cm" draw:start-shape="id1" draw:start-glue-point="6" draw:end-shape="id1" draw:end-glue-point="10" svg:d="M5500 14500h9000" svg:viewBox="0 0 9001 1">
          <text:p/>
        </draw:connector>
        <draw:line draw:style-name="gr2" draw:text-style-name="P1" draw:layer="layout" svg:x1="6.1cm" svg:y1="16.75cm" svg:x2="13.894cm" svg:y2="12.25cm">
          <text:p/>
        </draw:line>
        <draw:line draw:style-name="gr2" draw:text-style-name="P1" draw:layer="layout" svg:x1="6.1cm" svg:y1="12.25cm" svg:x2="13.894cm" svg:y2="16.75cm">
          <text:p/>
        </draw:line>
        <draw:line draw:style-name="gr2" draw:text-style-name="P1" draw:layer="layout" svg:x1="12.247cm" svg:y1="18.397cm" svg:x2="7.747cm" svg:y2="10.603cm">
          <text:p/>
        </draw:line>
        <draw:line draw:style-name="gr2" draw:text-style-name="P1" draw:layer="layout" svg:x1="7.747cm" svg:y1="18.397cm" svg:x2="12.247cm" svg:y2="10.603cm">
          <text:p/>
        </draw:line>
        <draw:line draw:style-name="gr3" draw:text-style-name="P1" draw:layer="layout" svg:x1="5.65cm" svg:y1="15.664cm" svg:x2="14.343cm" svg:y2="13.335cm">
          <text:p/>
        </draw:line>
        <draw:line draw:style-name="gr3" draw:text-style-name="P1" draw:layer="layout" svg:x1="6.815cm" svg:y1="17.682cm" svg:x2="13.179cm" svg:y2="11.318cm">
          <text:p/>
        </draw:line>
        <draw:line draw:style-name="gr3" draw:text-style-name="P1" draw:layer="layout" svg:x1="8.832cm" svg:y1="18.846cm" svg:x2="11.161cm" svg:y2="10.153cm">
          <text:p/>
        </draw:line>
        <draw:line draw:style-name="gr3" draw:text-style-name="P1" draw:layer="layout" svg:x1="11.161cm" svg:y1="18.846cm" svg:x2="8.832cm" svg:y2="10.153cm">
          <text:p/>
        </draw:line>
        <draw:line draw:style-name="gr3" draw:text-style-name="P1" draw:layer="layout" svg:x1="13.179cm" svg:y1="17.682cm" svg:x2="6.815cm" svg:y2="11.318cm">
          <text:p/>
        </draw:line>
        <draw:line draw:style-name="gr3" draw:text-style-name="P1" draw:layer="layout" svg:x1="5.65cm" svg:y1="13.335cm" svg:x2="14.343cm" svg:y2="15.664cm">
          <text:p/>
        </draw:line>
        <draw:custom-shape draw:style-name="gr4" draw:text-style-name="P2" xml:id="id2" draw:id="id2" draw:layer="layout" svg:width="8cm" svg:height="8cm" svg:x="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cm" svg:y1="10.5cm" svg:x2="10cm" svg:y2="18.5cm" draw:start-shape="id2" draw:start-glue-point="4" draw:end-shape="id2" draw:end-glue-point="8" svg:d="M10000 10500v8000" svg:viewBox="0 0 1 8001">
          <text:p/>
        </draw:connector>
        <draw:connector draw:style-name="gr5" draw:text-style-name="P1" draw:layer="layout" draw:type="line" svg:x1="6cm" svg:y1="14.5cm" svg:x2="14cm" svg:y2="14.5cm" draw:start-shape="id2" draw:start-glue-point="6" draw:end-shape="id2" draw:end-glue-point="10" svg:d="M6000 14500h8000" svg:viewBox="0 0 8001 1">
          <text:p/>
        </draw:connector>
      </draw:page>
      <draw:page draw:name="page2" draw:style-name="dp1" draw:master-page-name="默认">
        <draw:custom-shape draw:style-name="gr6" draw:text-style-name="P1" xml:id="id3" draw:id="id3" draw:layer="layout" svg:width="12cm" svg:height="12cm" svg:x="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4cm" svg:y1="8cm" svg:x2="16cm" svg:y2="8cm" draw:start-shape="id3" draw:start-glue-point="6" draw:end-shape="id3" draw:end-glue-point="10" svg:d="M4000 8000h12000" svg:viewBox="0 0 12001 1">
          <text:p/>
        </draw:connector>
        <draw:connector draw:style-name="gr7" draw:text-style-name="P1" draw:layer="layout" draw:type="line" svg:x1="10cm" svg:y1="14cm" svg:x2="10cm" svg:y2="2cm" draw:start-shape="id3" draw:start-glue-point="8" draw:end-shape="id3" draw:end-glue-point="4" svg:d="M10000 14000v-12000" svg:viewBox="0 0 1 12001">
          <text:p/>
        </draw:connector>
        <draw:custom-shape draw:style-name="gr6" draw:text-style-name="P1" xml:id="id4" draw:id="id4" draw:layer="layout" svg:width="12cm" svg:height="12cm" draw:transform="rotate (0.785398163397448) translate (1.029cm 21.9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271cm" svg:y1="26.228cm" svg:x2="13.757cm" svg:y2="17.742cm" draw:start-shape="id4" draw:start-glue-point="6" draw:end-shape="id4" draw:end-glue-point="10" svg:d="M5271 26228l8486-8486" svg:viewBox="0 0 8487 8487">
          <text:p/>
        </draw:connector>
        <draw:connector draw:style-name="gr7" draw:text-style-name="P1" draw:layer="layout" draw:type="line" svg:x1="13.757cm" svg:y1="26.228cm" svg:x2="5.271cm" svg:y2="17.742cm" draw:start-shape="id4" draw:start-glue-point="8" draw:end-shape="id4" draw:end-glue-point="4" svg:d="M13757 26228l-8486-8486" svg:viewBox="0 0 8487 8487">
          <text:p/>
        </draw:connector>
        <draw:frame draw:style-name="gr8" draw:text-style-name="P3" draw:layer="layout" svg:width="2cm" svg:height="1cm" svg:x="1.25cm" svg:y="1.25cm">
          <draw:text-box>
            <text:p>4</text:p>
          </draw:text-box>
        </draw:frame>
      </draw:page>
      <draw:page draw:name="page3" draw:style-name="dp1" draw:master-page-name="默认">
        <draw:custom-shape draw:style-name="gr6" draw:text-style-name="P1" xml:id="id5" draw:id="id5" draw:layer="layout" svg:width="12cm" svg:height="12cm" svg:x="2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.75cm" svg:y1="8.25cm" svg:x2="14.75cm" svg:y2="8.25cm" draw:start-shape="id5" draw:start-glue-point="6" draw:end-shape="id5" draw:end-glue-point="10" svg:d="M2750 8250h12000" svg:viewBox="0 0 12001 1">
          <text:p/>
        </draw:connector>
        <draw:connector draw:style-name="gr7" draw:text-style-name="P1" draw:layer="layout" draw:type="line" svg:x1="8.75cm" svg:y1="14.25cm" svg:x2="8.75cm" svg:y2="2.25cm" draw:start-shape="id5" draw:start-glue-point="8" draw:end-shape="id5" draw:end-glue-point="4" svg:d="M8750 14250v-12000" svg:viewBox="0 0 1 12001">
          <text:p/>
        </draw:connector>
        <draw:connector draw:style-name="gr7" draw:text-style-name="P1" draw:layer="layout" draw:type="line" svg:x1="4.507cm" svg:y1="4.007cm" svg:x2="12.993cm" svg:y2="12.493cm" draw:start-shape="id5" draw:start-glue-point="5" draw:end-shape="id5" draw:end-glue-point="9" svg:d="M4507 4007l8486 8486" svg:viewBox="0 0 8487 8487">
          <text:p/>
        </draw:connector>
        <draw:connector draw:style-name="gr7" draw:text-style-name="P1" draw:layer="layout" draw:type="line" svg:x1="12.993cm" svg:y1="4.007cm" svg:x2="4.507cm" svg:y2="12.493cm" draw:start-shape="id5" draw:start-glue-point="11" draw:end-shape="id5" draw:end-glue-point="7" svg:d="M12993 4007l-8486 8486" svg:viewBox="0 0 8487 8487">
          <text:p/>
        </draw:connector>
        <draw:custom-shape draw:style-name="gr6" draw:text-style-name="P1" xml:id="id6" draw:id="id6" draw:layer="layout" svg:width="12cm" svg:height="12cm" draw:transform="rotate (0.392699081698724) translate (1.321cm 18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3.617cm" svg:y1="24.135cm" svg:x2="14.704cm" svg:y2="19.543cm" draw:start-shape="id6" draw:start-glue-point="6" draw:end-shape="id6" draw:end-glue-point="10" svg:d="M3617 24135l11087-4592" svg:viewBox="0 0 11088 4593">
          <text:p/>
        </draw:connector>
        <draw:connector draw:style-name="gr7" draw:text-style-name="P1" draw:layer="layout" draw:type="line" svg:x1="11.456cm" svg:y1="27.383cm" svg:x2="6.864cm" svg:y2="16.296cm" draw:start-shape="id6" draw:start-glue-point="8" draw:end-shape="id6" draw:end-glue-point="4" svg:d="M11456 27383l-4592-11087" svg:viewBox="0 0 4593 11088">
          <text:p/>
        </draw:connector>
        <draw:connector draw:style-name="gr7" draw:text-style-name="P1" draw:layer="layout" draw:type="line" svg:x1="3.616cm" svg:y1="19.543cm" svg:x2="14.704cm" svg:y2="24.135cm" draw:start-shape="id6" draw:start-glue-point="5" draw:end-shape="id6" draw:end-glue-point="9" svg:d="M3616 19543l11088 4592" svg:viewBox="0 0 11089 4593">
          <text:p/>
        </draw:connector>
        <draw:connector draw:style-name="gr7" draw:text-style-name="P1" draw:layer="layout" draw:type="line" svg:x1="11.456cm" svg:y1="16.295cm" svg:x2="6.864cm" svg:y2="27.383cm" draw:start-shape="id6" draw:start-glue-point="11" draw:end-shape="id6" draw:end-glue-point="7" svg:d="M11456 16295l-4592 11088" svg:viewBox="0 0 4593 11089">
          <text:p/>
        </draw:connector>
        <draw:frame draw:style-name="gr8" draw:text-style-name="P3" draw:layer="layout" svg:width="1.5cm" svg:height="1cm" svg:x="1.25cm" svg:y="1.25cm">
          <draw:text-box>
            <text:p>8</text:p>
          </draw:text-box>
        </draw:frame>
      </draw:page>
      <draw:page draw:name="page4" draw:style-name="dp1" draw:master-page-name="默认">
        <draw:custom-shape draw:style-name="gr6" draw:text-style-name="P1" xml:id="id7" draw:id="id7" draw:layer="layout" svg:width="12cm" svg:height="12cm" svg:x="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cm" svg:y1="2.25cm" svg:x2="11cm" svg:y2="2.25cm" draw:start-shape="id7" draw:end-shape="id7" svg:d="M11000 2250z" svg:viewBox="0 0 1 1">
          <text:p/>
        </draw:connector>
        <draw:line draw:style-name="gr9" draw:text-style-name="P1" draw:layer="layout" svg:x1="14cm" svg:y1="3.054cm" svg:x2="8cm" svg:y2="13.446cm">
          <text:p/>
        </draw:line>
        <draw:connector draw:style-name="gr9" draw:text-style-name="P1" draw:layer="layout" draw:type="line" svg:x1="5cm" svg:y1="8.25cm" svg:x2="17cm" svg:y2="8.25cm" draw:start-shape="id7" draw:start-glue-point="6" draw:end-shape="id7" draw:end-glue-point="10" svg:d="M5000 8250h12000" svg:viewBox="0 0 12001 1">
          <text:p/>
        </draw:connector>
        <draw:line draw:style-name="gr9" draw:text-style-name="P1" draw:layer="layout" svg:x1="8cm" svg:y1="3.054cm" svg:x2="14cm" svg:y2="13.446cm">
          <text:p/>
        </draw:line>
        <draw:frame draw:style-name="gr8" draw:text-style-name="P3" draw:layer="layout" svg:width="2cm" svg:height="1cm" svg:x="1.25cm" svg:y="1.25cm">
          <draw:text-box>
            <text:p>6</text:p>
          </draw:text-box>
        </draw:frame>
        <draw:custom-shape draw:style-name="gr6" draw:text-style-name="P1" xml:id="id8" draw:id="id8" draw:layer="layout" svg:width="12cm" svg:height="12cm" draw:transform="rotate (-1.5707963267949) translate (16.5cm 15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5cm" svg:y1="21.25cm" svg:x2="16.5cm" svg:y2="21.25cm" draw:start-shape="id8" draw:end-shape="id8" svg:d="M16500 21250z" svg:viewBox="0 0 1 1">
          <text:p/>
        </draw:connector>
        <draw:line draw:style-name="gr9" draw:text-style-name="P1" draw:layer="layout" svg:x1="15.698cm" svg:y1="18.248cm" svg:x2="5.306cm" svg:y2="24.248cm">
          <text:p/>
        </draw:line>
        <draw:connector draw:style-name="gr9" draw:text-style-name="P1" draw:layer="layout" draw:type="line" svg:x1="10.5cm" svg:y1="15.25cm" svg:x2="10.5cm" svg:y2="27.25cm" draw:start-shape="id8" draw:start-glue-point="6" draw:end-shape="id8" draw:end-glue-point="10" svg:d="M10500 15250v12000" svg:viewBox="0 0 1 12001">
          <text:p/>
        </draw:connector>
        <draw:line draw:style-name="gr9" draw:text-style-name="P1" draw:layer="layout" svg:x1="5.306cm" svg:y1="18.248cm" svg:x2="15.698cm" svg:y2="24.248cm">
          <text:p/>
        </draw:line>
      </draw:page>
      <draw:page draw:name="page5" draw:style-name="dp1" draw:master-page-name="默认">
        <draw:custom-shape draw:style-name="gr10" draw:text-style-name="P1" xml:id="id9" draw:id="id9" draw:layer="layout" svg:width="12cm" svg:height="12cm" svg:x="4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4.75cm" svg:y1="8.5cm" svg:x2="16.75cm" svg:y2="8.5cm" draw:start-shape="id9" draw:start-glue-point="6" draw:end-shape="id9" draw:end-glue-point="10" svg:d="M4750 8500h12000" svg:viewBox="0 0 12001 1">
          <text:p/>
        </draw:connector>
        <draw:connector draw:style-name="gr9" draw:text-style-name="P1" draw:layer="layout" draw:type="line" svg:x1="10.75cm" svg:y1="2.5cm" svg:x2="10.75cm" svg:y2="14.5cm" draw:start-shape="id9" draw:start-glue-point="4" draw:end-shape="id9" draw:end-glue-point="8" svg:d="M10750 2500v12000" svg:viewBox="0 0 1 12001">
          <text:p/>
        </draw:connector>
        <draw:line draw:style-name="gr9" draw:text-style-name="P1" draw:layer="layout" svg:x1="5.554cm" svg:y1="11.5cm" svg:x2="15.946cm" svg:y2="5.5cm">
          <text:p/>
        </draw:line>
        <draw:line draw:style-name="gr9" draw:text-style-name="P1" draw:layer="layout" svg:x1="5.554cm" svg:y1="5.5cm" svg:x2="15.946cm" svg:y2="11.5cm">
          <text:p/>
        </draw:line>
        <draw:line draw:style-name="gr9" draw:text-style-name="P1" draw:layer="layout" svg:x1="7.75cm" svg:y1="13.696cm" svg:x2="13.75cm" svg:y2="3.304cm">
          <text:p/>
        </draw:line>
        <draw:line draw:style-name="gr9" draw:text-style-name="P1" draw:layer="layout" svg:x1="13.75cm" svg:y1="13.696cm" svg:x2="7.75cm" svg:y2="3.304cm">
          <text:p/>
        </draw:line>
        <draw:custom-shape draw:style-name="gr11" draw:text-style-name="P1" xml:id="id10" draw:id="id10" draw:layer="layout" svg:width="12cm" svg:height="12cm" draw:transform="rotate (0.261799387799149) translate (3.151cm 18.0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4.703cm" svg:y1="23.802cm" svg:x2="16.296cm" svg:y2="20.696cm" draw:start-shape="id10" draw:start-glue-point="6" draw:end-shape="id10" draw:end-glue-point="10" svg:d="M4703 23802l11593-3106" svg:viewBox="0 0 11594 3107">
          <text:p/>
        </draw:connector>
        <draw:connector draw:style-name="gr9" draw:text-style-name="P1" draw:layer="layout" draw:type="line" svg:x1="8.946cm" svg:y1="16.453cm" svg:x2="12.052cm" svg:y2="28.046cm" draw:start-shape="id10" draw:start-glue-point="4" draw:end-shape="id10" draw:end-glue-point="8" svg:d="M8946 16453l3106 11593" svg:viewBox="0 0 3107 11594">
          <text:p/>
        </draw:connector>
        <draw:line draw:style-name="gr9" draw:text-style-name="P1" draw:layer="layout" svg:x1="6.257cm" svg:y1="26.492cm" svg:x2="14.742cm" svg:y2="18.007cm">
          <text:p/>
        </draw:line>
        <draw:line draw:style-name="gr9" draw:text-style-name="P1" draw:layer="layout" svg:x1="4.704cm" svg:y1="20.697cm" svg:x2="16.295cm" svg:y2="23.803cm">
          <text:p/>
        </draw:line>
        <draw:line draw:style-name="gr9" draw:text-style-name="P1" draw:layer="layout" svg:x1="8.947cm" svg:y1="28.045cm" svg:x2="12.053cm" svg:y2="16.454cm">
          <text:p/>
        </draw:line>
        <draw:line draw:style-name="gr9" draw:text-style-name="P1" draw:layer="layout" svg:x1="14.742cm" svg:y1="26.492cm" svg:x2="6.257cm" svg:y2="18.007cm">
          <text:p/>
        </draw:line>
        <draw:frame draw:style-name="gr12" draw:text-style-name="P4" draw:layer="layout" svg:width="1.25cm" svg:height="0.962cm" svg:x="1.25cm" svg:y="1.25cm">
          <draw:text-box>
            <text:p>12</text:p>
          </draw:text-box>
        </draw:frame>
      </draw:page>
      <draw:page draw:name="page6" draw:style-name="dp1" draw:master-page-name="默认">
        <draw:g>
          <draw:custom-shape draw:style-name="gr11" draw:text-style-name="P1" xml:id="id11" draw:id="id11" draw:layer="layout" svg:width="12cm" svg:height="12cm" svg:x="4.751cm" svg:y="2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" draw:layer="layout" draw:type="line" svg:x1="4.751cm" svg:y1="8.501cm" svg:x2="16.751cm" svg:y2="8.501cm" draw:start-shape="id11" draw:start-glue-point="6" draw:end-shape="id11" draw:end-glue-point="10" svg:d="M4751 8501h12000" svg:viewBox="0 0 12001 1">
            <text:p/>
          </draw:connector>
          <draw:connector draw:style-name="gr13" draw:text-style-name="P1" draw:layer="layout" draw:type="line" svg:x1="10.751cm" svg:y1="2.501cm" svg:x2="10.751cm" svg:y2="14.501cm" draw:start-shape="id11" draw:start-glue-point="4" draw:end-shape="id11" draw:end-glue-point="8" svg:d="M10751 2501v12000" svg:viewBox="0 0 1 12001">
            <text:p/>
          </draw:connector>
          <draw:line draw:style-name="gr13" draw:text-style-name="P1" draw:layer="layout" svg:x1="5.555cm" svg:y1="11.501cm" svg:x2="15.947cm" svg:y2="5.501cm">
            <text:p/>
          </draw:line>
          <draw:line draw:style-name="gr13" draw:text-style-name="P1" draw:layer="layout" svg:x1="5.555cm" svg:y1="5.501cm" svg:x2="15.947cm" svg:y2="11.501cm">
            <text:p/>
          </draw:line>
          <draw:line draw:style-name="gr13" draw:text-style-name="P1" draw:layer="layout" svg:x1="7.751cm" svg:y1="13.697cm" svg:x2="13.751cm" svg:y2="3.305cm">
            <text:p/>
          </draw:line>
          <draw:line draw:style-name="gr13" draw:text-style-name="P1" draw:layer="layout" svg:x1="13.751cm" svg:y1="13.697cm" svg:x2="7.751cm" svg:y2="3.305cm">
            <text:p/>
          </draw:line>
          <draw:line draw:style-name="gr14" draw:text-style-name="P1" draw:layer="layout" svg:x1="9.198cm" svg:y1="14.296cm" svg:x2="12.304cm" svg:y2="2.705cm">
            <text:p/>
          </draw:line>
          <draw:line draw:style-name="gr14" draw:text-style-name="P1" draw:layer="layout" svg:x1="9.198cm" svg:y1="2.705cm" svg:x2="12.304cm" svg:y2="14.296cm">
            <text:p/>
          </draw:line>
          <draw:line draw:style-name="gr14" draw:text-style-name="P1" draw:layer="layout" svg:x1="6.508cm" svg:y1="4.258cm" svg:x2="14.993cm" svg:y2="12.743cm">
            <text:p/>
          </draw:line>
          <draw:line draw:style-name="gr14" draw:text-style-name="P1" draw:layer="layout" svg:x1="6.508cm" svg:y1="12.743cm" svg:x2="14.993cm" svg:y2="4.258cm">
            <text:p/>
          </draw:line>
          <draw:line draw:style-name="gr14" draw:text-style-name="P1" draw:layer="layout" svg:x1="4.955cm" svg:y1="6.948cm" svg:x2="16.546cm" svg:y2="10.054cm">
            <text:p/>
          </draw:line>
          <draw:line draw:style-name="gr14" draw:text-style-name="P1" draw:layer="layout" svg:x1="4.955cm" svg:y1="10.054cm" svg:x2="16.546cm" svg:y2="6.948cm">
            <text:p/>
          </draw:line>
        </draw:g>
        <draw:g>
          <draw:custom-shape draw:style-name="gr11" draw:text-style-name="P1" xml:id="id12" draw:id="id12" draw:layer="layout" svg:width="12cm" svg:height="12cm" draw:transform="rotate (0.261799387799149) translate (3.303cm 17.6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" draw:layer="layout" draw:type="line" svg:x1="4.855cm" svg:y1="23.401cm" svg:x2="16.448cm" svg:y2="20.295cm" draw:start-shape="id12" draw:start-glue-point="6" draw:end-shape="id12" draw:end-glue-point="10" svg:d="M4855 23401l11593-3106" svg:viewBox="0 0 11594 3107">
            <text:p/>
          </draw:connector>
          <draw:connector draw:style-name="gr13" draw:text-style-name="P1" draw:layer="layout" draw:type="line" svg:x1="9.098cm" svg:y1="16.052cm" svg:x2="12.204cm" svg:y2="27.645cm" draw:start-shape="id12" draw:start-glue-point="4" draw:end-shape="id12" draw:end-glue-point="8" svg:d="M9098 16052l3106 11593" svg:viewBox="0 0 3107 11594">
            <text:p/>
          </draw:connector>
          <draw:line draw:style-name="gr13" draw:text-style-name="P1" draw:layer="layout" svg:x1="6.41cm" svg:y1="26.09cm" svg:x2="14.895cm" svg:y2="17.605cm">
            <text:p/>
          </draw:line>
          <draw:line draw:style-name="gr13" draw:text-style-name="P1" draw:layer="layout" svg:x1="4.857cm" svg:y1="20.295cm" svg:x2="16.448cm" svg:y2="23.401cm">
            <text:p/>
          </draw:line>
          <draw:line draw:style-name="gr13" draw:text-style-name="P1" draw:layer="layout" svg:x1="9.099cm" svg:y1="27.643cm" svg:x2="12.205cm" svg:y2="16.052cm">
            <text:p/>
          </draw:line>
          <draw:line draw:style-name="gr13" draw:text-style-name="P1" draw:layer="layout" svg:x1="14.895cm" svg:y1="26.09cm" svg:x2="6.41cm" svg:y2="17.605cm">
            <text:p/>
          </draw:line>
          <draw:line draw:style-name="gr14" draw:text-style-name="P1" draw:layer="layout" svg:x1="10.652cm" svg:y1="27.848cm" svg:x2="10.652cm" svg:y2="15.848cm">
            <text:p/>
          </draw:line>
          <draw:line draw:style-name="gr14" draw:text-style-name="P1" draw:layer="layout" svg:x1="7.652cm" svg:y1="16.652cm" svg:x2="13.652cm" svg:y2="27.044cm">
            <text:p/>
          </draw:line>
          <draw:line draw:style-name="gr14" draw:text-style-name="P1" draw:layer="layout" svg:x1="5.456cm" svg:y1="18.848cm" svg:x2="15.848cm" svg:y2="24.848cm">
            <text:p/>
          </draw:line>
          <draw:line draw:style-name="gr14" draw:text-style-name="P1" draw:layer="layout" svg:x1="7.652cm" svg:y1="27.044cm" svg:x2="13.652cm" svg:y2="16.652cm">
            <text:p/>
          </draw:line>
          <draw:line draw:style-name="gr14" draw:text-style-name="P1" draw:layer="layout" svg:x1="4.652cm" svg:y1="21.848cm" svg:x2="16.652cm" svg:y2="21.848cm">
            <text:p/>
          </draw:line>
          <draw:line draw:style-name="gr14" draw:text-style-name="P1" draw:layer="layout" svg:x1="5.456cm" svg:y1="24.848cm" svg:x2="15.848cm" svg:y2="18.848cm">
            <text:p/>
          </draw:line>
        </draw:g>
      </draw:page>
      <draw:page draw:name="page7" draw:style-name="dp1" draw:master-page-name="默认">
        <draw:g>
          <draw:custom-shape draw:style-name="gr11" draw:text-style-name="P1" xml:id="id13" draw:id="id13" draw:layer="layout" svg:width="12cm" svg:height="12cm" draw:transform="rotate (0.261799387799149) translate (3.402cm 4.2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" draw:layer="layout" draw:type="line" svg:x1="4.954cm" svg:y1="10.054cm" svg:x2="16.547cm" svg:y2="6.948cm" draw:start-shape="id13" draw:start-glue-point="6" draw:end-shape="id13" draw:end-glue-point="10" svg:d="M4954 10054l11593-3106" svg:viewBox="0 0 11594 3107">
            <text:p/>
          </draw:connector>
          <draw:connector draw:style-name="gr13" draw:text-style-name="P1" draw:layer="layout" draw:type="line" svg:x1="9.197cm" svg:y1="2.705cm" svg:x2="12.303cm" svg:y2="14.298cm" draw:start-shape="id13" draw:start-glue-point="4" draw:end-shape="id13" draw:end-glue-point="8" svg:d="M9197 2705l3106 11593" svg:viewBox="0 0 3107 11594">
            <text:p/>
          </draw:connector>
          <draw:line draw:style-name="gr13" draw:text-style-name="P1" draw:layer="layout" svg:x1="6.509cm" svg:y1="12.743cm" svg:x2="14.994cm" svg:y2="4.258cm">
            <text:p/>
          </draw:line>
          <draw:line draw:style-name="gr13" draw:text-style-name="P1" draw:layer="layout" svg:x1="4.956cm" svg:y1="6.948cm" svg:x2="16.547cm" svg:y2="10.054cm">
            <text:p/>
          </draw:line>
          <draw:line draw:style-name="gr13" draw:text-style-name="P1" draw:layer="layout" svg:x1="9.198cm" svg:y1="14.296cm" svg:x2="12.304cm" svg:y2="2.705cm">
            <text:p/>
          </draw:line>
          <draw:line draw:style-name="gr13" draw:text-style-name="P1" draw:layer="layout" svg:x1="14.994cm" svg:y1="12.743cm" svg:x2="6.509cm" svg:y2="4.258cm">
            <text:p/>
          </draw:line>
          <draw:line draw:style-name="gr14" draw:text-style-name="P1" draw:layer="layout" svg:x1="10.751cm" svg:y1="14.501cm" svg:x2="10.751cm" svg:y2="2.501cm">
            <text:p/>
          </draw:line>
          <draw:line draw:style-name="gr14" draw:text-style-name="P1" draw:layer="layout" svg:x1="7.751cm" svg:y1="3.305cm" svg:x2="13.751cm" svg:y2="13.697cm">
            <text:p/>
          </draw:line>
          <draw:line draw:style-name="gr14" draw:text-style-name="P1" draw:layer="layout" svg:x1="5.555cm" svg:y1="5.501cm" svg:x2="15.947cm" svg:y2="11.501cm">
            <text:p/>
          </draw:line>
          <draw:line draw:style-name="gr14" draw:text-style-name="P1" draw:layer="layout" svg:x1="7.751cm" svg:y1="13.697cm" svg:x2="13.751cm" svg:y2="3.305cm">
            <text:p/>
          </draw:line>
          <draw:line draw:style-name="gr14" draw:text-style-name="P1" draw:layer="layout" svg:x1="4.751cm" svg:y1="8.501cm" svg:x2="16.751cm" svg:y2="8.501cm">
            <text:p/>
          </draw:line>
          <draw:line draw:style-name="gr14" draw:text-style-name="P1" draw:layer="layout" svg:x1="5.555cm" svg:y1="11.501cm" svg:x2="15.947cm" svg:y2="5.501cm">
            <text:p/>
          </draw:line>
          <draw:line draw:style-name="gr3" draw:text-style-name="P1" draw:layer="layout" svg:x1="4.802cm" svg:y1="9.284cm" svg:x2="16.699cm" svg:y2="7.718cm">
            <text:p/>
          </draw:line>
          <draw:line draw:style-name="gr3" draw:text-style-name="P1" draw:layer="layout" svg:x1="5.208cm" svg:y1="10.797cm" svg:x2="16.295cm" svg:y2="6.205cm">
            <text:p/>
          </draw:line>
          <draw:line draw:style-name="gr3" draw:text-style-name="P1" draw:layer="layout" svg:x1="5.992cm" svg:y1="12.153cm" svg:x2="15.512cm" svg:y2="4.848cm">
            <text:p/>
          </draw:line>
          <draw:line draw:style-name="gr3" draw:text-style-name="P1" draw:layer="layout" svg:x1="7.101cm" svg:y1="13.261cm" svg:x2="14.406cm" svg:y2="3.741cm">
            <text:p/>
          </draw:line>
          <draw:line draw:style-name="gr3" draw:text-style-name="P1" draw:layer="layout" svg:x1="8.459cm" svg:y1="14.046cm" svg:x2="13.051cm" svg:y2="2.959cm">
            <text:p/>
          </draw:line>
          <draw:line draw:style-name="gr3" draw:text-style-name="P1" draw:layer="layout" svg:x1="9.972cm" svg:y1="14.452cm" svg:x2="11.538cm" svg:y2="2.555cm">
            <text:p/>
          </draw:line>
          <draw:line draw:style-name="gr3" draw:text-style-name="P1" draw:layer="layout" svg:x1="13.051cm" svg:y1="14.048cm" svg:x2="8.459cm" svg:y2="2.961cm">
            <text:p/>
          </draw:line>
          <draw:line draw:style-name="gr3" draw:text-style-name="P1" draw:layer="layout" svg:x1="11.538cm" svg:y1="14.454cm" svg:x2="9.972cm" svg:y2="2.557cm">
            <text:p/>
          </draw:line>
          <draw:line draw:style-name="gr3" draw:text-style-name="P1" draw:layer="layout" svg:x1="14.408cm" svg:y1="13.265cm" svg:x2="7.103cm" svg:y2="3.745cm">
            <text:p/>
          </draw:line>
          <draw:line draw:style-name="gr3" draw:text-style-name="P1" draw:layer="layout" svg:x1="15.515cm" svg:y1="12.159cm" svg:x2="5.995cm" svg:y2="4.854cm">
            <text:p/>
          </draw:line>
          <draw:line draw:style-name="gr3" draw:text-style-name="P1" draw:layer="layout" svg:x1="16.3cm" svg:y1="10.802cm" svg:x2="5.213cm" svg:y2="6.21cm">
            <text:p/>
          </draw:line>
          <draw:line draw:style-name="gr3" draw:text-style-name="P1" draw:layer="layout" svg:x1="16.706cm" svg:y1="9.29cm" svg:x2="4.809cm" svg:y2="7.724cm">
            <text:p/>
          </draw:line>
          <draw:line draw:style-name="gr15" draw:text-style-name="P1" draw:layer="layout" svg:x1="4.764cm" svg:y1="8.894cm" svg:x2="16.738cm" svg:y2="8.109cm">
            <text:p/>
          </draw:line>
          <draw:line draw:style-name="gr15" draw:text-style-name="P1" draw:layer="layout" svg:x1="4.868cm" svg:y1="9.671cm" svg:x2="16.637cm" svg:y2="7.33cm">
            <text:p/>
          </draw:line>
          <draw:line draw:style-name="gr15" draw:text-style-name="P1" draw:layer="layout" svg:x1="5.372cm" svg:y1="11.154cm" svg:x2="16.134cm" svg:y2="5.847cm">
            <text:p/>
          </draw:line>
          <draw:line draw:style-name="gr15" draw:text-style-name="P1" draw:layer="layout" svg:x1="5.073cm" svg:y1="10.429cm" svg:x2="16.436cm" svg:y2="6.572cm">
            <text:p/>
          </draw:line>
          <draw:line draw:style-name="gr15" draw:text-style-name="P1" draw:layer="layout" svg:x1="5.766cm" svg:y1="11.834cm" svg:x2="15.744cm" svg:y2="5.167cm">
            <text:p/>
          </draw:line>
          <draw:line draw:style-name="gr15" draw:text-style-name="P1" draw:layer="layout" svg:x1="6.245cm" svg:y1="12.458cm" svg:x2="15.267cm" svg:y2="4.546cm">
            <text:p/>
          </draw:line>
          <draw:line draw:style-name="gr15" draw:text-style-name="P1" draw:layer="layout" svg:x1="6.8cm" svg:y1="13.013cm" svg:x2="14.712cm" svg:y2="3.991cm">
            <text:p/>
          </draw:line>
          <draw:line draw:style-name="gr15" draw:text-style-name="P1" draw:layer="layout" svg:x1="7.422cm" svg:y1="13.491cm" svg:x2="14.089cm" svg:y2="3.513cm">
            <text:p/>
          </draw:line>
          <draw:line draw:style-name="gr15" draw:text-style-name="P1" draw:layer="layout" svg:x1="8.103cm" svg:y1="13.882cm" svg:x2="13.41cm" svg:y2="3.12cm">
            <text:p/>
          </draw:line>
          <draw:line draw:style-name="gr15" draw:text-style-name="P1" draw:layer="layout" svg:x1="8.829cm" svg:y1="14.184cm" svg:x2="12.686cm" svg:y2="2.821cm">
            <text:p/>
          </draw:line>
          <draw:line draw:style-name="gr15" draw:text-style-name="P1" draw:layer="layout" svg:x1="9.588cm" svg:y1="14.388cm" svg:x2="11.929cm" svg:y2="2.619cm">
            <text:p/>
          </draw:line>
          <draw:line draw:style-name="gr15" draw:text-style-name="P1" draw:layer="layout" svg:x1="10.367cm" svg:y1="14.491cm" svg:x2="11.152cm" svg:y2="2.517cm">
            <text:p/>
          </draw:line>
          <draw:line draw:style-name="gr15" draw:text-style-name="P1" draw:layer="layout" svg:x1="11.153cm" svg:y1="14.492cm" svg:x2="10.368cm" svg:y2="2.518cm">
            <text:p/>
          </draw:line>
          <draw:line draw:style-name="gr15" draw:text-style-name="P1" draw:layer="layout" svg:x1="11.932cm" svg:y1="14.391cm" svg:x2="9.591cm" svg:y2="2.622cm">
            <text:p/>
          </draw:line>
          <draw:line draw:style-name="gr15" draw:text-style-name="P1" draw:layer="layout" svg:x1="12.691cm" svg:y1="14.188cm" svg:x2="8.834cm" svg:y2="2.825cm">
            <text:p/>
          </draw:line>
          <draw:line draw:style-name="gr15" draw:text-style-name="P1" draw:layer="layout" svg:x1="13.416cm" svg:y1="13.887cm" svg:x2="8.109cm" svg:y2="3.125cm">
            <text:p/>
          </draw:line>
          <draw:line draw:style-name="gr15" draw:text-style-name="P1" draw:layer="layout" svg:x1="14.097cm" svg:y1="13.495cm" svg:x2="7.43cm" svg:y2="3.517cm">
            <text:p/>
          </draw:line>
          <draw:line draw:style-name="gr15" draw:text-style-name="P1" draw:layer="layout" svg:x1="14.719cm" svg:y1="13.017cm" svg:x2="6.807cm" svg:y2="3.995cm">
            <text:p/>
          </draw:line>
          <draw:line draw:style-name="gr15" draw:text-style-name="P1" draw:layer="layout" svg:x1="15.274cm" svg:y1="12.463cm" svg:x2="6.252cm" svg:y2="4.551cm">
            <text:p/>
          </draw:line>
          <draw:line draw:style-name="gr15" draw:text-style-name="P1" draw:layer="layout" svg:x1="15.752cm" svg:y1="11.842cm" svg:x2="5.774cm" svg:y2="5.175cm">
            <text:p/>
          </draw:line>
          <draw:line draw:style-name="gr15" draw:text-style-name="P1" draw:layer="layout" svg:x1="16.144cm" svg:y1="11.161cm" svg:x2="5.382cm" svg:y2="5.854cm">
            <text:p/>
          </draw:line>
          <draw:line draw:style-name="gr15" draw:text-style-name="P1" draw:layer="layout" svg:x1="16.444cm" svg:y1="10.437cm" svg:x2="5.081cm" svg:y2="6.58cm">
            <text:p/>
          </draw:line>
          <draw:line draw:style-name="gr15" draw:text-style-name="P1" draw:layer="layout" svg:x1="16.647cm" svg:y1="9.679cm" svg:x2="4.878cm" svg:y2="7.338cm">
            <text:p/>
          </draw:line>
          <draw:line draw:style-name="gr15" draw:text-style-name="P1" draw:layer="layout" svg:x1="16.75cm" svg:y1="8.901cm" svg:x2="4.776cm" svg:y2="8.11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7T10:50:43.518000000</meta:creation-date>
    <dc:date>2021-11-09T12:03:38.242000000</dc:date>
    <meta:editing-duration>PT54M31S</meta:editing-duration>
    <meta:editing-cycles>18</meta:editing-cycles>
    <meta:generator>LibreOffice/7.1.6.2$Windows_X86_64 LibreOffice_project/0e133318fcee89abacd6a7d077e292f1145735c3</meta:generator>
    <meta:document-statistic meta:object-count="138"/>
  </office:meta>
</office:document-meta>
</file>